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1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7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9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3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1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3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3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3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7" style:family="text">
      <style:text-properties fo:font-size="10.00pt" fo:font-weight="normal" fo:font-family="'Courier New'" style:font-family-asian="'Courier New'" style:font-family-complex="'Courier New'" fo:background-color="transparent" fo:color="#3f7f5f"/>
    </style:style>
    <style:style style:name="T38" style:family="text">
      <style:text-properties fo:font-size="10.00pt" fo:font-weight="bold" fo:font-family="'Courier New'" style:font-family-asian="'Courier New'" style:font-family-complex="'Courier New'" fo:background-color="transparent" fo:color="#7f9fbf"/>
    </style:style>
    <style:style style:name="T39" style:family="text">
      <style:text-properties fo:font-size="10.00pt" fo:font-weight="normal" fo:font-family="'Courier New'" style:font-family-asian="'Courier New'" style:font-family-complex="'Courier New'" fo:background-color="transparent" fo:color="#3f7f5f"/>
    </style:style>
    <style:style style:name="T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2" style:family="text">
      <style:text-properties fo:font-size="10.00pt" fo:font-weight="normal" fo:font-family="'Courier New'" style:font-family-asian="'Courier New'" style:font-family-complex="'Courier New'" fo:background-color="transparent" fo:color="#000000" fo:font-style="italic"/>
    </style:style>
    <style:style style:name="T4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4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4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6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4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0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5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2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5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5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5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7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5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0" style:family="text">
      <style:text-properties fo:font-size="10.00pt" fo:font-weight="normal" fo:font-family="'Courier New'" style:font-family-asian="'Courier New'" style:font-family-complex="'Courier New'" fo:background-color="transparent" fo:color="#3f7f5f"/>
    </style:style>
    <style:style style:name="T6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2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6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4" style:family="text">
      <style:text-properties fo:font-size="10.00pt" fo:font-weight="normal" fo:font-family="'Courier New'" style:font-family-asian="'Courier New'" style:font-family-complex="'Courier New'" fo:background-color="transparent" fo:color="#000000" fo:font-style="italic"/>
    </style:style>
    <style:style style:name="T6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6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6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8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6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2" style:family="text">
      <style:text-properties fo:font-size="10.00pt" fo:font-weight="normal" fo:font-family="'Courier New'" style:font-family-asian="'Courier New'" style:font-family-complex="'Courier New'" fo:background-color="transparent" fo:color="#000000" fo:font-style="italic"/>
    </style:style>
    <style:style style:name="T7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6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7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8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7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0" style:family="text">
      <style:text-properties fo:font-size="10.00pt" fo:font-weight="normal" fo:font-family="'Courier New'" style:font-family-asian="'Courier New'" style:font-family-complex="'Courier New'" fo:background-color="transparent" fo:color="#000000" fo:font-style="italic"/>
    </style:style>
    <style:style style:name="T8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2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8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6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8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8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8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0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9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6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9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8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9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0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10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6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10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0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1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2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ckage</text:span><text:span text:style-name="T2"><text:s/>pkg;</text:span><text:span text:style-name="T3"/></text:p>
      <text:p text:style-name="P1"><text:span text:style-name="T3"/></text:p>
      <text:p text:style-name="P1"><text:span text:style-name="T4">import</text:span><text:span text:style-name="T5"><text:s/>java.util.List;</text:span><text:span text:style-name="T6"/></text:p>
      <text:p text:style-name="P1"><text:span text:style-name="T6"/></text:p>
      <text:p text:style-name="P1"><text:span text:style-name="T7">import</text:span><text:span text:style-name="T8"><text:s/>org.openqa.selenium.By;</text:span><text:span text:style-name="T9"/></text:p>
      <text:p text:style-name="P1"><text:span text:style-name="T10">import</text:span><text:span text:style-name="T11"><text:s/>org.openqa.selenium.WebDriver;</text:span><text:span text:style-name="T12"/></text:p>
      <text:p text:style-name="P1"><text:span text:style-name="T13">import</text:span><text:span text:style-name="T14"><text:s/>org.openqa.selenium.WebElement;</text:span><text:span text:style-name="T15"/></text:p>
      <text:p text:style-name="P1"><text:span text:style-name="T16">import</text:span><text:span text:style-name="T17"><text:s/>org.openqa.selenium.chrome.ChromeDriver;</text:span><text:span text:style-name="T18"/></text:p>
      <text:p text:style-name="P1"><text:span text:style-name="T18"/></text:p>
      <text:p text:style-name="P1"><text:span text:style-name="T19">public</text:span><text:span text:style-name="T20"><text:s/></text:span><text:span text:style-name="T21">class</text:span><text:span text:style-name="T22"><text:s/>Autosuggestive_dropdown {</text:span><text:span text:style-name="T23"/></text:p>
      <text:p text:style-name="P1"><text:span text:style-name="T23"/></text:p>
      <text:p text:style-name="P1"><text:span text:style-name="T24"><text:tab/></text:span><text:span text:style-name="T25">public</text:span><text:span text:style-name="T26"><text:s/></text:span><text:span text:style-name="T27">static</text:span><text:span text:style-name="T28"><text:s/></text:span><text:span text:style-name="T29">void</text:span><text:span text:style-name="T30"><text:s/>main(String[]<text:s/></text:span><text:span text:style-name="T31">args</text:span><text:span text:style-name="T32">)<text:s/></text:span><text:span text:style-name="T33">throws</text:span><text:span text:style-name="T34"><text:s/>InterruptedException {</text:span><text:span text:style-name="T35"/></text:p>
      <text:p text:style-name="P1"><text:span text:style-name="T36"><text:tab/><text:tab/></text:span><text:span text:style-name="T37">//<text:s/></text:span><text:span text:style-name="T38">TODO</text:span><text:span text:style-name="T39"><text:s/>Auto-generated method stub</text:span><text:span text:style-name="T40"/></text:p>
      <text:p text:style-name="P1"><text:span text:style-name="T41">System.</text:span><text:span text:style-name="T42">setProperty</text:span><text:span text:style-name="T43">(</text:span><text:span text:style-name="T44">"webdriver.chrome.driver"</text:span><text:span text:style-name="T45">,<text:s/></text:span><text:span text:style-name="T46">"E:\\Chrome_Path\\chromedriver_win32\\chromedriver.exe"</text:span><text:span text:style-name="T47">);</text:span><text:span text:style-name="T48"/></text:p>
      <text:p text:style-name="P1"><text:span text:style-name="T49">WebDriver<text:s/></text:span><text:span text:style-name="T50">driver</text:span><text:span text:style-name="T51">=</text:span><text:span text:style-name="T52">new</text:span><text:span text:style-name="T53"><text:s/>ChromeDriver();</text:span><text:span text:style-name="T54"/></text:p>
      <text:p text:style-name="P1"><text:span text:style-name="T55">driver</text:span><text:span text:style-name="T56">.get(</text:span><text:span text:style-name="T57">"https://rahulshettyacademy.com/dropdownsPractise/"</text:span><text:span text:style-name="T58">);</text:span><text:span text:style-name="T59"/></text:p>
      <text:p text:style-name="P1"><text:span text:style-name="T60">//Open the URL</text:span><text:span text:style-name="T61"/></text:p>
      <text:p text:style-name="P1"><text:span text:style-name="T61"/></text:p>
      <text:p text:style-name="P1"><text:span text:style-name="T62">driver</text:span><text:span text:style-name="T63">.findElement(By.</text:span><text:span text:style-name="T64">id</text:span><text:span text:style-name="T65">(</text:span><text:span text:style-name="T66">"autosuggest"</text:span><text:span text:style-name="T67">)).sendKeys(</text:span><text:span text:style-name="T68">"ind"</text:span><text:span text:style-name="T69">);</text:span><text:span text:style-name="T70"/></text:p>
      <text:p text:style-name="P1"><text:span text:style-name="T71">Thread.</text:span><text:span text:style-name="T72">sleep</text:span><text:span text:style-name="T73">(2000);</text:span><text:span text:style-name="T74"/></text:p>
      <text:p text:style-name="P1"><text:span text:style-name="T74"/></text:p>
      <text:p text:style-name="P1"><text:span text:style-name="T75"><text:s/>List&lt;WebElement&gt;</text:span><text:span text:style-name="T76">options</text:span><text:span text:style-name="T77">=</text:span><text:span text:style-name="T78">driver</text:span><text:span text:style-name="T79">.findElements(By.</text:span><text:span text:style-name="T80">cssSelector</text:span><text:span text:style-name="T81">(</text:span><text:span text:style-name="T82">"li[class='ui-menu-item'] a"</text:span><text:span text:style-name="T83">));</text:span><text:span text:style-name="T84"/></text:p>
      <text:p text:style-name="P1"><text:span text:style-name="T85"><text:s/></text:span><text:span text:style-name="T86">for</text:span><text:span text:style-name="T87">(WebElement<text:s/></text:span><text:span text:style-name="T88">option</text:span><text:span text:style-name="T89">:</text:span><text:span text:style-name="T90">options</text:span><text:span text:style-name="T91">)<text:s/></text:span><text:span text:style-name="T92"/></text:p>
      <text:p text:style-name="P1"><text:span text:style-name="T93"><text:s/>{</text:span><text:span text:style-name="T94"/></text:p>
      <text:p text:style-name="P1"><text:span text:style-name="T95"><text:tab/><text:s/></text:span><text:span text:style-name="T96">if</text:span><text:span text:style-name="T97">(</text:span><text:span text:style-name="T98">option</text:span><text:span text:style-name="T99">.getText().equalsIgnoreCase(</text:span><text:span text:style-name="T100">"India"</text:span><text:span text:style-name="T101">))<text:s/></text:span><text:span text:style-name="T102"/></text:p>
      <text:p text:style-name="P1"><text:span text:style-name="T103"><text:tab/> {</text:span><text:span text:style-name="T104"/></text:p>
      <text:p text:style-name="P1"><text:span text:style-name="T105"><text:tab/><text:s/></text:span><text:span text:style-name="T106">option</text:span><text:span text:style-name="T107">.click();</text:span><text:span text:style-name="T108"/></text:p>
      <text:p text:style-name="P1"><text:span text:style-name="T109"><text:tab/><text:s/></text:span><text:span text:style-name="T110">break</text:span><text:span text:style-name="T111">;</text:span><text:span text:style-name="T112"/></text:p>
      <text:p text:style-name="P1"><text:span text:style-name="T113"><text:s/>}</text:span><text:span text:style-name="T114"/></text:p>
      <text:p text:style-name="P1"><text:span text:style-name="T115"><text:s/>}</text:span><text:span text:style-name="T116"/></text:p>
      <text:p text:style-name="P1"><text:span text:style-name="T117"><text:tab/>}</text:span><text:span text:style-name="T118"/></text:p>
      <text:p text:style-name="P1"><text:span text:style-name="T118"/></text:p>
      <text:p text:style-name="P1"><text:span text:style-name="T119">}</text:span><text:span text:style-name="T120"/></text:p>
      <text:p text:style-name="P1"><text:span text:style-name="T1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